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formula="of:=SUM([.B3:.D4])" office:value-type="float" office:value="12.3" calcext:value-type="float">
            <text:p>12.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3"/>
          <table:table-cell table:formula="of:=SUM([.D3:.D5])" office:value-type="float" office:value="46" calcext:value-type="float">
            <text:p>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7:40:23.213941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09:39:40.787163571</meta:creation-date>
    <dc:date>2023-09-21T17:41:10.993554239</dc:date>
    <meta:editing-duration>PT5M4S</meta:editing-duration>
    <meta:editing-cycles>6</meta:editing-cycles>
    <meta:generator>LibreOffice/7.5.4.1$Linux_X86_64 LibreOffice_project/50$Build-1</meta:generator>
    <meta:document-statistic meta:table-count="1" meta:cell-count="11" meta:object-count="0"/>
  </office:meta>
</office:document-meta>
</file>